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fo:padding-left="0.049cm" fo:padding-right="0.049cm" fo:padding-top="2.05cm" fo:padding-bottom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7.303cm" svg:height="6.906cm" draw:z-index="0"><draw:image xlink:href="Pictures/100000000000011400000105CAA86D7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3:06:27</dc:date>
    <dc:creator>artur </dc:creator>
    <meta:editing-duration>P0D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